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198877456">
          <text:insertion>
            <office:change-info>
              <dc:creator>Bob Jacobsen</dc:creator>
              <dc:date>2010-10-08T21:55:00</dc:date>
            </office:change-info>
          </text:insertion>
        </text:changed-region>
        <text:changed-region text:id="ct1198877552">
          <text:deletion>
            <office:change-info>
              <dc:creator>Bob Jacobsen</dc:creator>
              <dc:date>2010-10-08T21:55:00</dc:date>
            </office:change-info>
            <text:h text:style-name="Heading_20_1" text:outline-level="1" text:is-list-header="true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749270514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198877456"/>Introduction</text:h>
      <text:p text:style-name="Standard">This explanatory note contains informative discussion and background for the corresponding “OpenLCB Event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.20.0E; decimal pairs could also be used, but in that case it's important to provide a way to know which is use.</text:p>
      <text:p text:style-name="Standard"/>
      <text:p text:style-name="Standard"/>
      <text:p text:style-name="Standard">Below this is just a collection of pieces from other docs right now.</text:p>
      <text:h text:style-name="Heading_20_1" text:outline-level="1" text:is-list-header="true"><text:change-end text:change-id="ct1198877456"/><text:change text:change-id="ct119887755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2747432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2747446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27474320"/><text:change-start text:change-id="ct1227474464"/>OpenLCB-CAN Praesent Gravida Standard or Technical Note<text:change-end text:change-id="ct1227474464"/></text:p>
      </style:header>
      <style:footer>
        <text:tracked-changes>
          <text:changed-region text:id="ct122747246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2746838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2748006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27472464"/><text:change-start text:change-id="ct1227468384"/><text:span text:style-name="MT2">Copyright 2010, by J. Day, D. Harris, B. Jacobsen, and A. Shepherd</text:span><text:change-end text:change-id="ct1227468384"/><text:change text:change-id="ct122748006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4:21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4071033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986883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0455952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682095024">
            <text:deletion>
              <office:change-info>
                <dc:creator>Bob Jacobsen</dc:creator>
                <dc:date>2010-10-08T21:55:00</dc:date>
              </office:change-info>
              <text:p text:style-name="MP7">(title)</text:p>
            </text:deletion>
          </text:changed-region>
          <text:changed-region text:id="ct1182613984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text:id="ct1198824704">
            <text:insertion>
              <office:change-info>
                <dc:creator>Bob Jacobsen</dc:creator>
                <dc:date>2010-10-08T21:59:00</dc:date>
              </office:change-info>
            </text:insertion>
          </text:changed-region>
          <text:changed-region text:id="ct119877219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1988024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988019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9886516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40710336"/><text:change-start text:change-id="ct1198688384"/>OpenLCB <text:change-end text:change-id="ct1198688384"/><text:change-start text:change-id="ct1140455952"/>Technical Note<text:change-end text:change-id="ct11404559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82095024"/><text:change-start text:change-id="ct1182613984"/>OpenLCB Event <text:change-end text:change-id="ct1182613984"/><text:change-start text:change-id="ct1198824704"/>Identifiers<text:change-end text:change-id="ct11988247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198772192"/><text:change-start text:change-id="ct1198802464"/><text:date style:data-style-name="N37" text:date-value="2010-10-08T17:19:56" text:fixed="true">10/08/10</text:date><text:change-end text:change-id="ct1198802464"/></text:p>
            </table:table-cell>
            <table:table-cell table:style-name="Table1.C1" office:value-type="string">
              <text:p text:style-name="MP7"><text:change text:change-id="ct1198801920"/><text:change-start text:change-id="ct1198865168"/>Preliminary<text:change-end text:change-id="ct1198865168"/></text:p>
            </table:table-cell>
          </table:table-row>
        </table:table>
        <text:p text:style-name="Header"/>
      </style:header>
      <style:footer>
        <text:tracked-changes>
          <text:changed-region text:id="ct68054448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985318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9879913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80544480"/><text:change-start text:change-id="ct1198531840"/><text:span text:style-name="MT5">10</text:span><text:change-end text:change-id="ct1198531840"/><text:span text:style-name="MT5">, by J. Day, D. Harris, B. Jacobsen, </text:span><text:change text:change-id="ct119879913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4:21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3</meta:editing-cycles>
    <meta:editing-duration>PT11H38M08S</meta:editing-duration>
    <meta:generator>OpenOffice.org/3.2$Unix OpenOffice.org_project/320m18$Build-9502</meta:generator>
    <dc:date>2010-10-10T12:14:20</dc:date>
    <dc:creator>Bob Jacobsen</dc:creator>
    <meta:document-statistic meta:table-count="1" meta:image-count="1" meta:object-count="0" meta:page-count="1" meta:paragraph-count="37" meta:word-count="294" meta:character-count="1933"/>
    <meta:user-defined meta:name="Info 1"/>
    <meta:user-defined meta:name="Info 2"/>
    <meta:user-defined meta:name="Info 3"/>
    <meta:user-defined meta:name="Info 4"/>
  </office:meta>
</office:document-meta>
</file>